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57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6.216cm"/>
    </style:style>
    <style:style style:name="Tableau1.E" style:family="table-column">
      <style:table-column-properties style:column-width="0.04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style:vertical-align="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4" style:family="table-row">
      <style:table-row-properties style:min-row-height="0.159cm" fo:keep-together="auto"/>
    </style:style>
    <style:style style:name="Tableau1.A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" style:family="paragraph" style:parent-style-name="Standard">
      <style:text-properties style:font-name="Caligra" officeooo:paragraph-rsid="00540c2c"/>
    </style:style>
    <style:style style:name="P3" style:family="paragraph" style:parent-style-name="Standard">
      <style:paragraph-properties fo:text-align="start" style:justify-single-word="false"/>
      <style:text-properties style:font-name="Caligra" fo:font-size="11pt" officeooo:rsid="0086054a" officeooo:paragraph-rsid="0086054a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gra" officeooo:rsid="004557dc" officeooo:paragraph-rsid="00540c2c"/>
    </style:style>
    <style:style style:name="P5" style:family="paragraph" style:parent-style-name="Standard">
      <style:paragraph-properties fo:text-align="start" style:justify-single-word="false"/>
      <style:text-properties style:font-name="Caligra" officeooo:rsid="006ec06e" officeooo:paragraph-rsid="006ec06e"/>
    </style:style>
    <style:style style:name="P6" style:family="paragraph" style:parent-style-name="Standard">
      <style:paragraph-properties fo:text-align="start" style:justify-single-word="false"/>
      <style:text-properties style:font-name="Caligra" officeooo:rsid="0086054a" officeooo:paragraph-rsid="0086054a"/>
    </style:style>
    <style:style style:name="P7" style:family="paragraph" style:parent-style-name="Standard">
      <style:paragraph-properties fo:text-align="start" style:justify-single-word="false"/>
      <style:text-properties style:font-name="Caligra" fo:font-weight="bold" officeooo:rsid="007bbd22" officeooo:paragraph-rsid="007bbd2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gra" fo:font-weight="bold" officeooo:rsid="00987053" officeooo:paragraph-rsid="0098705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981840" officeooo:paragraph-rsid="00981840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7bbd22" style:font-weight-asian="bold" style:font-weight-complex="bold"/>
    </style:style>
    <style:style style:name="P1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rsid="005dcd22" officeooo:paragraph-rsid="005ec4e3"/>
    </style:style>
    <style:style style:name="P1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768c2" officeooo:paragraph-rsid="008768c2"/>
    </style:style>
    <style:style style:name="P18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7dc3a" officeooo:paragraph-rsid="0087dc3a"/>
    </style:style>
    <style:style style:name="P19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9da5a" officeooo:paragraph-rsid="0089da5a"/>
    </style:style>
    <style:style style:name="P20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af4be" officeooo:paragraph-rsid="008af4be"/>
    </style:style>
    <style:style style:name="P21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c1873" officeooo:paragraph-rsid="008c1873"/>
    </style:style>
    <style:style style:name="P22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d641d" officeooo:paragraph-rsid="008d641d"/>
    </style:style>
    <style:style style:name="P23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ea5a5" officeooo:paragraph-rsid="008ea5a5"/>
    </style:style>
    <style:style style:name="P2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906a35" officeooo:paragraph-rsid="00906a35"/>
    </style:style>
    <style:style style:name="P2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6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7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paragraph-rsid="0067020d"/>
    </style:style>
    <style:style style:name="P3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style="italic" fo:font-weight="normal" officeooo:rsid="006b6f82" officeooo:paragraph-rsid="006b6f82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style="normal" fo:font-weight="bold" officeooo:rsid="009cb411" officeooo:paragraph-rsid="009cb41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6c7521" officeooo:paragraph-rsid="00790d01"/>
    </style:style>
    <style:style style:name="P3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6ec06e" officeooo:paragraph-rsid="006ec06e" style:font-weight-asian="bold" style:font-weight-complex="bold"/>
    </style:style>
    <style:style style:name="P34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72e99d" officeooo:paragraph-rsid="0072e99d" style:font-weight-asian="bold" style:font-weight-complex="bold"/>
    </style:style>
    <style:style style:name="P3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74430e" officeooo:paragraph-rsid="0074430e" style:font-weight-asian="bold" style:font-weight-complex="bold"/>
    </style:style>
    <style:style style:name="P3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84dc05" officeooo:paragraph-rsid="0084dc05" style:font-weight-asian="bold" style:font-weight-complex="bold"/>
    </style:style>
    <style:style style:name="P3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9a96b1" officeooo:paragraph-rsid="009a96b1" style:font-weight-asian="bold" style:font-weight-complex="bold"/>
    </style:style>
    <style:style style:name="P3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9af5fb" officeooo:paragraph-rsid="009af5fb" style:font-weight-asian="bold" style:font-weight-complex="bold"/>
    </style:style>
    <style:style style:name="P3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790d01" officeooo:paragraph-rsid="00790d01"/>
    </style:style>
    <style:style style:name="P4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7a3abe" officeooo:paragraph-rsid="007a3abe"/>
    </style:style>
    <style:style style:name="P4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fo:font-size="11pt" fo:font-weight="bold" officeooo:rsid="005dcd22" officeooo:paragraph-rsid="005ec4e3" style:font-size-asian="11pt" style:font-weight-asian="bold" style:font-name-complex="Arial" style:font-size-complex="11pt" style:font-weight-complex="bold"/>
    </style:style>
    <style:style style:name="P4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officeooo:rsid="00609cdd" officeooo:paragraph-rsid="00540c2c" style:font-size-asian="11pt" style:font-name-complex="Arial" style:font-size-complex="11pt"/>
    </style:style>
    <style:style style:name="P4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style="normal" fo:font-weight="normal" officeooo:rsid="006b6f82" officeooo:paragraph-rsid="006b6f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7ee1bb" officeooo:paragraph-rsid="007ee1bb" style:font-weight-asian="bold" style:font-weight-complex="bold"/>
    </style:style>
    <style:style style:name="P4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807317" officeooo:paragraph-rsid="00807317" style:font-weight-asian="bold" style:font-weight-complex="bold"/>
    </style:style>
    <style:style style:name="P46" style:family="paragraph" style:parent-style-name="Text_20_body" style:master-page-name="Standard">
      <style:paragraph-properties style:page-number="auto"/>
      <style:text-properties style:font-name="Caligra" officeooo:paragraph-rsid="00540c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000c" style:font-weight-asian="bold" style:font-weight-complex="bold"/>
    </style:style>
    <style:style style:name="T3" style:family="text">
      <style:text-properties fo:font-weight="bold" officeooo:rsid="0087f01f" style:font-weight-asian="bold" style:font-weight-complex="bold"/>
    </style:style>
    <style:style style:name="T4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5" style:family="text">
      <style:text-properties fo:font-style="normal" officeooo:rsid="0032f1ff" style:font-style-asian="normal" style:font-style-complex="normal"/>
    </style:style>
    <style:style style:name="T6" style:family="text">
      <style:text-properties fo:font-style="normal" officeooo:rsid="00625857" style:font-style-asian="normal" style:font-style-complex="normal"/>
    </style:style>
    <style:style style:name="T7" style:family="text">
      <style:text-properties fo:font-style="normal" officeooo:rsid="00a2ff44" style:font-style-asian="normal" style:font-style-complex="normal"/>
    </style:style>
    <style:style style:name="T8" style:family="text">
      <style:text-properties officeooo:rsid="002fecf8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fe045" style:font-style-asian="italic" style:font-style-complex="italic"/>
    </style:style>
    <style:style style:name="T11" style:family="text">
      <style:text-properties fo:font-style="italic" fo:font-weight="normal" officeooo:rsid="00821cad" style:font-style-asian="italic" style:font-weight-asian="normal" style:font-style-complex="italic" style:font-weight-complex="normal"/>
    </style:style>
    <style:style style:name="T12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ff" loext:opacity="100%" style:font-name="Caligra" fo:font-size="11pt" fo:font-weight="bold" officeooo:rsid="005af52e" style:font-size-asian="11pt" style:font-weight-asian="bold" style:font-name-complex="Arial"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e000c" style:font-weight-asian="normal" style:font-weight-complex="normal"/>
    </style:style>
    <style:style style:name="T16" style:family="text">
      <style:text-properties fo:font-weight="normal" officeooo:rsid="0079b232" style:font-weight-asian="normal" style:font-weight-complex="normal"/>
    </style:style>
    <style:style style:name="T17" style:family="text">
      <style:text-properties fo:font-weight="normal" officeooo:rsid="00821cad" style:font-weight-asian="normal" style:font-weight-complex="normal"/>
    </style:style>
    <style:style style:name="T18" style:family="text">
      <style:text-properties style:font-name="Caligra"/>
    </style:style>
    <style:style style:name="T19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21" style:family="text">
      <style:text-properties style:font-name="Caligra" fo:font-size="11pt" fo:font-weight="bold" officeooo:rsid="005c9a32" style:font-size-asian="11pt" style:font-weight-asian="bold" style:font-name-complex="Arial" style:font-size-complex="11pt" style:font-weight-complex="bold"/>
    </style:style>
    <style:style style:name="T22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Caligra" fo:font-size="11pt" fo:font-weight="bold" officeooo:rsid="0067020d" style:font-size-asian="11pt" style:font-weight-asian="bold" style:font-name-complex="Arial" style:font-size-complex="11pt" style:font-weight-complex="bold"/>
    </style:style>
    <style:style style:name="T24" style:family="text">
      <style:text-properties style:font-name="Caligra" fo:font-size="11pt" fo:font-weight="bold" officeooo:rsid="0067e083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Caligra" fo:font-size="11pt" style:font-size-asian="11pt" style:font-name-complex="Arial" style:font-size-complex="11pt"/>
    </style:style>
    <style:style style:name="T26" style:family="text">
      <style:text-properties style:font-name="Caligra" fo:font-size="11pt" officeooo:rsid="0067e083" style:font-size-asian="11pt" style:font-name-complex="Arial" style:font-size-complex="11pt"/>
    </style:style>
    <style:style style:name="T27" style:family="text">
      <style:text-properties style:font-name="Caligra" fo:font-size="11pt" fo:font-weight="normal" officeooo:rsid="0067e083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aligra" fo:font-size="11pt" fo:font-weight="normal" officeooo:rsid="00690d98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aligra" officeooo:rsid="007ccb7c"/>
    </style:style>
    <style:style style:name="T30" style:family="text">
      <style:text-properties style:font-name="Caligra" officeooo:rsid="007bbd22"/>
    </style:style>
    <style:style style:name="T31" style:family="text">
      <style:text-properties style:font-name="Caligra" officeooo:rsid="007d2489"/>
    </style:style>
    <style:style style:name="T32" style:family="text">
      <style:text-properties officeooo:rsid="0074c79b"/>
    </style:style>
    <style:style style:name="T33" style:family="text">
      <style:text-properties officeooo:rsid="00751564"/>
    </style:style>
    <style:style style:name="T34" style:family="text">
      <style:text-properties officeooo:rsid="00821cad"/>
    </style:style>
    <style:style style:name="T35" style:family="text">
      <style:text-properties officeooo:rsid="009e0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8">La dernière fois :</text:span><text:span text:style-name="T9">’’’</text:span><text:span text:style-name="T10">La dernière séance nous avons...</text:span><text:span text:style-name="T9"> Nous avons continué et terminé l'activité 4 : Dispositifs de sécurité’’’</text:span></text:p>
      <text:p text:style-name="P12"><text:span text:style-name="T21">Vendredi 12 Novembre 8h</text:span><text:span text:style-name="T22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1"><text:span text:style-name="T12">Séance </text:span><text:span text:style-name="T13">10</text:span><text:span text:style-name="T12">: </text:span><text:span text:style-name="T19">Fiche de préparation</text:span><text:span text:style-name="T20"> <text:s/></text:span></text:p>
            <text:p text:style-name="P13"><text:span text:style-name="T20">O</text:span><text:span text:style-name="T19">bjectif : <text:s/>Réaliser une mesure d’intensité à l’aide un ampèremètre.</text:span></text:p>
            <text:p text:style-name="P41">Connaître l’unité de mesure del’intensité du courant.</text:p>
          </table:table-cell>
          <table:covered-table-cell/>
          <table:table-cell table:style-name="Tableau1.C1" table:number-columns-spanned="3" office:value-type="string">
            <text:p text:style-name="P14">Durée :</text:p>
            <text:p text:style-name="P42">55min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27">Déroulement</text:p>
          </table:table-cell>
          <table:table-cell table:style-name="Tableau1.C1" table:number-columns-spanned="2" office:value-type="string">
            <text:p text:style-name="P25">Matériel</text:p>
          </table:table-cell>
          <table:covered-table-cell/>
          <table:table-cell table:style-name="Tableau1.C1" office:value-type="string">
            <text:p text:style-name="P26">Temps</text:p>
          </table:table-cell>
          <table:table-cell table:style-name="Tableau1.C1" table:number-rows-spanned="10" office:value-type="string">
            <text:p text:style-name="P26">Rôle de l’enseignant</text:p>
          </table:table-cell>
        </table:table-row>
        <table:table-row table:style-name="Tableau1.3">
          <table:table-cell table:style-name="Tableau1.A3" office:value-type="string">
            <text:p text:style-name="P28">Appel</text:p>
          </table:table-cell>
          <table:table-cell table:style-name="Tableau1.A3" table:number-columns-spanned="2" office:value-type="string">
            <text:p text:style-name="P3"/>
          </table:table-cell>
          <table:covered-table-cell/>
          <table:table-cell table:style-name="Tableau1.C1" office:value-type="string">
            <text:p text:style-name="P15">5min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29"><text:span text:style-name="T23">Rappel : </text:span><text:span text:style-name="T27">Les chapitres précédent, on a </text:span><text:span text:style-name="T28">parlé</text:span><text:span text:style-name="T27"> du </text:span><text:span text:style-name="T24">courant électrique.</text:span></text:p>
            <text:p text:style-name="P30"><text:span text:style-name="T26">I</text:span><text:span text:style-name="T25">l possède un sens.</text:span></text:p>
            <text:p text:style-name="P43">Aujourd’hui on va mesurer son intensité : la quantité d’électricité à travers le circuit</text:p>
          </table:table-cell>
          <table:table-cell table:style-name="Tableau1.A4" table:number-columns-spanned="2" office:value-type="string">
            <text:p text:style-name="P6"/>
          </table:table-cell>
          <table:covered-table-cell/>
          <table:table-cell table:style-name="Tableau1.A4" office:value-type="string">
            <text:p text:style-name="P17">5min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32">On commence un nouveau chapitre : </text:p>
            <text:p text:style-name="P32"><text:span text:style-name="T2">page</text:span><text:span text:style-name="T15"> Chapitre3 : Mesure de l’intensité</text:span></text:p>
            <text:p text:style-name="P39"><text:span text:style-name="T15">o</text:span><text:span text:style-name="T14">n laisse deux pages blanches </text:span><text:span text:style-name="T16">(attendus et le cours)</text:span></text:p>
          </table:table-cell>
          <table:table-cell table:style-name="Tableau1.A4" table:number-columns-spanned="2" office:value-type="string">
            <text:p text:style-name="P8">Attendus du chapitre</text:p>
          </table:table-cell>
          <table:covered-table-cell/>
          <table:table-cell table:style-name="Tableau1.A4" office:value-type="string">
            <text:p text:style-name="P18">5min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40">On commence <text:span text:style-name="T1">l’activité 1 </text:span><text:span text:style-name="T3">(distribution)</text:span></text:p>
            <text:p text:style-name="P44">+ un élève lit le contexte</text:p>
            <text:p text:style-name="P44">+ présentation Dr Maboul</text:p>
            <text:p text:style-name="P44">+ élève lit question 1</text:p>
            <text:p text:style-name="P45">+ travail en binôme commence</text:p>
          </table:table-cell>
          <table:table-cell table:style-name="Tableau1.A4" table:number-columns-spanned="2" office:value-type="string">
            <text:p text:style-name="P7">Activité1</text:p>
            <text:p text:style-name="P10"><text:span text:style-name="T29">F</text:span><text:span text:style-name="T30">iche_m</text:span><text:span text:style-name="T31">é</text:span><text:span text:style-name="T30">thode</text:span></text:p>
            <text:p text:style-name="P9"><text:span text:style-name="T30">1</text:span><text:span text:style-name="T18">2 bacs (3fils, une pile, un ampèremètre)</text:span></text:p>
          </table:table-cell>
          <table:covered-table-cell/>
          <table:table-cell table:style-name="Tableau1.A4" office:value-type="string">
            <text:p text:style-name="P19">5min</text:p>
            <text:p text:style-name="P20">2min</text:p>
            <text:p text:style-name="P21">3min</text:p>
            <text:p text:style-name="P21"/>
          </table:table-cell>
          <table:covered-table-cell/>
        </table:table-row>
        <table:table-row table:style-name="Tableau1.4">
          <table:table-cell table:style-name="Tableau1.A4" office:value-type="string">
            <text:p text:style-name="P36">Correction question 1 et 2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>5min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37">Les élèves répondent aux questions...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/>
          </table:table-cell>
          <table:covered-table-cell/>
        </table:table-row>
        <table:table-row table:style-name="Tableau1.4">
          <table:table-cell table:style-name="Tableau1.A4" office:value-type="string">
            <text:p text:style-name="P38">Correction des questions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/>
          </table:table-cell>
          <table:covered-table-cell/>
        </table:table-row>
        <table:table-row table:style-name="Tableau1.4">
          <table:table-cell table:style-name="Tableau1.A4" office:value-type="string">
            <text:p text:style-name="P33">Bilan, <text:span text:style-name="T17">qu’est-ce qu’on a appris ? </text:span><text:span text:style-name="T11">Intensité ampèremètre et leur symbole</text:span></text:p>
            <text:p text:style-name="P31"><text:span text:style-name="T34">i</text:span>nterroge élèves ! <text:span text:style-name="T35">Échanges !</text:span></text:p>
            <text:p text:style-name="P34">+ distribution trace de cours à recopier</text:p>
          </table:table-cell>
          <table:table-cell table:style-name="Tableau1.A4" table:number-columns-spanned="2" office:value-type="string">
            <text:p text:style-name="P5">Trace de cours (au cas où)</text:p>
          </table:table-cell>
          <table:covered-table-cell/>
          <table:table-cell table:style-name="Tableau1.A4" office:value-type="string">
            <text:p text:style-name="P23">10min</text:p>
            <text:p text:style-name="P24">10min ou 0min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35">Agenda <text:span text:style-name="T32">(ex1,2,3,4,5) pour la prochaine fois</text:span></text:p>
            <text:p text:style-name="P35">+ distribution exercices <text:span text:style-name="T33">(à coller à l’envers du cahier)</text:span>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16"/>
          </table:table-cell>
          <table:covered-table-cell/>
        </table:table-row>
      </table:table>
      <text:p text:style-name="P2"/>
      <text:p text:style-name="P1"><text:span text:style-name="T4">Pour la prochaine fois </text:span><text:span text:style-name="T5">: </text:span><text:span text:style-name="T6">Ex 1,2,3,4,5 de la fiche d’exercice </text:span><text:span text:style-name="T7">+ recopier trace_cou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2M41S</meta:editing-duration>
    <meta:editing-cycles>66</meta:editing-cycles>
    <meta:generator>LibreOffice/7.0.3.1$Linux_X86_64 LibreOffice_project/00$Build-1</meta:generator>
    <meta:creation-date>2020-11-12T23:11:05.168185275</meta:creation-date>
    <meta:initial-creator>J Cercy</meta:initial-creator>
    <dc:date>2020-11-12T23:42:01.499122430</dc:date>
    <dc:creator>J Cercy</dc:creator>
    <meta:document-statistic meta:table-count="1" meta:image-count="0" meta:object-count="0" meta:page-count="1" meta:paragraph-count="46" meta:word-count="224" meta:character-count="1366" meta:non-whitespace-character-count="1183"/>
    <meta:template xlink:type="simple" xlink:actuate="onRequest" xlink:title="fiche_de_prep_type" xlink:href="../../../../../../../mes_ressources/document%20type/fiche_de_prep_type.ott" meta:date="2020-11-12T23:11:03.720361505"/>
  </office:meta>
</office:document-meta>
</file>